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5.0083in"/>
    </style:style>
    <style:style style:name="co3" style:family="table-column">
      <style:table-column-properties fo:break-before="auto" style:column-width="5.5091in"/>
    </style:style>
    <style:style style:name="co4" style:family="table-column">
      <style:table-column-properties fo:break-before="auto" style:column-width="5.1173in"/>
    </style:style>
    <style:style style:name="co5" style:family="table-column">
      <style:table-column-properties fo:break-before="auto" style:column-width="4.9646in"/>
    </style:style>
    <style:style style:name="co6" style:family="table-column">
      <style:table-column-properties fo:break-before="auto" style:column-width="4.7799in"/>
    </style:style>
    <style:style style:name="co7" style:family="table-column">
      <style:table-column-properties fo:break-before="auto" style:column-width="3.5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8029348">
            <text:p>18029348</text:p>
          </table:table-cell>
          <table:table-cell office:value-type="string">
            <text:p>imaging assay evidence@ECO:0000324</text:p>
          </table:table-cell>
          <table:table-cell office:value-type="string">
            <text:p>epitope-tagged protein immunolocalization evidence@ECO:0000092</text:p>
          </table:table-cell>
          <table:table-cell office:value-type="string">
            <text:p>immunofluorescence evidence@ECO:0000007</text:p>
          </table:table-cell>
          <table:table-cell table:number-columns-repeated="5"/>
        </table:table-row>
        <table:table-row table:style-name="ro1">
          <table:table-cell office:value-type="float" office:value="16823372">
            <text:p>16823372</text:p>
          </table:table-cell>
          <table:table-cell office:value-type="string">
            <text:p>YFP localization@ECO:0000128</text:p>
          </table:table-cell>
          <table:table-cell office:value-type="string">
            <text:p>Western blot evidence@ECO:0000112</text:p>
          </table:table-cell>
          <table:table-cell office:value-type="string">
            <text:p>protein localization evidence@ECO:0000122</text:p>
          </table:table-cell>
          <table:table-cell office:value-type="string">
            <text:p>qRT-PCR evidence@ECO:0000231</text:p>
          </table:table-cell>
          <table:table-cell table:number-columns-repeated="4"/>
        </table:table-row>
        <table:table-row table:style-name="ro1">
          <table:table-cell office:value-type="float" office:value="18614015">
            <text:p>18614015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GFP fusion protein localization evidence@ECO:0000126</text:p>
          </table:table-cell>
          <table:table-cell office:value-type="string">
            <text:p>cell fractionation evidence@ECO:0000004</text:p>
          </table:table-cell>
          <table:table-cell table:number-columns-repeated="5"/>
        </table:table-row>
        <table:table-row table:style-name="ro1">
          <table:table-cell office:value-type="float" office:value="14551910">
            <text:p>14551910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4562095">
            <text:p>14562095</text:p>
          </table:table-cell>
          <table:table-cell office:value-type="string">
            <text:p>GFP fusion protein localization evidence@ECO:0000126</text:p>
          </table:table-cell>
          <table:table-cell office:value-type="string">
            <text:p>RFP fusion protein localization@ECO:0000124</text:p>
          </table:table-cell>
          <table:table-cell table:number-columns-repeated="6"/>
        </table:table-row>
        <table:table-row table:style-name="ro1">
          <table:table-cell office:value-type="float" office:value="18431481">
            <text:p>18431481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GFP fusion protein localization evidence@ECO:0000126</text:p>
          </table:table-cell>
          <table:table-cell office:value-type="string">
            <text:p>targeting sequence prediction evidence@ECO:0000081</text:p>
          </table:table-cell>
          <table:table-cell office:value-type="string">
            <text:p>cell fractionation evidence@ECO:0000004</text:p>
          </table:table-cell>
          <table:table-cell table:number-columns-repeated="4"/>
        </table:table-row>
        <table:table-row table:style-name="ro1">
          <table:table-cell office:value-type="float" office:value="15791247">
            <text:p>15791247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4651853">
            <text:p>14651853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GFP fusion protein localization evidence@ECO:0000126</text:p>
          </table:table-cell>
          <table:table-cell office:value-type="string">
            <text:p>protein expression evidence@ECO:0000010</text:p>
          </table:table-cell>
          <table:table-cell office:value-type="string">
            <text:p>computational combinatorial evidence used in manual assertion@ECO:0000245</text:p>
          </table:table-cell>
          <table:table-cell office:value-type="string">
            <text:p>microarray RNA expression level evidence@ECO:0000104</text:p>
          </table:table-cell>
          <table:table-cell table:number-columns-repeated="3"/>
        </table:table-row>
        <table:table-row table:style-name="ro1">
          <table:table-cell office:value-type="float" office:value="17317660">
            <text:p>17317660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computational combinatorial evidence used in manual assertion@ECO:0000245</text:p>
          </table:table-cell>
          <table:table-cell office:value-type="string">
            <text:p>sequence similarity evidence used in automatic assertion@ECO:0000249</text:p>
          </table:table-cell>
          <table:table-cell table:number-columns-repeated="4"/>
        </table:table-row>
        <table:table-row table:style-name="ro1">
          <table:table-cell office:value-type="float" office:value="12529635">
            <text:p>12529635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office:value-type="string">
            <text:p>protein BLAST evidence used in manual assertion@ECO:0000031</text:p>
          </table:table-cell>
          <table:table-cell office:value-type="string">
            <text:p>motif similarity evidence@ECO:0000028</text:p>
          </table:table-cell>
          <table:table-cell table:number-columns-repeated="4"/>
        </table:table-row>
        <table:table-row table:style-name="ro1">
          <table:table-cell office:value-type="float" office:value="15525680">
            <text:p>15525680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computational combinatorial evidence@ECO:0000053</text:p>
          </table:table-cell>
          <table:table-cell table:number-columns-repeated="5"/>
        </table:table-row>
        <table:table-row table:style-name="ro1">
          <table:table-cell office:value-type="float" office:value="21166475">
            <text:p>21166475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protein BLAST evidence used in manual assertion@ECO:0000031</text:p>
          </table:table-cell>
          <table:table-cell office:value-type="string">
            <text:p>Western blot evidence@ECO:0000112</text:p>
          </table:table-cell>
          <table:table-cell table:number-columns-repeated="3"/>
        </table:table-row>
        <table:table-row table:style-name="ro1">
          <table:table-cell office:value-type="float" office:value="15489339">
            <text:p>15489339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office:value-type="string">
            <text:p>mutant visible phenotype evidence@ECO:0000176</text:p>
          </table:table-cell>
          <table:table-cell table:number-columns-repeated="5"/>
        </table:table-row>
        <table:table-row table:style-name="ro1">
          <table:table-cell office:value-type="float" office:value="16823961">
            <text:p>16823961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table:number-columns-repeated="5"/>
        </table:table-row>
        <table:table-row table:style-name="ro1">
          <table:table-cell office:value-type="float" office:value="21533090">
            <text:p>21533090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motif similarity evidence@ECO:0000028</text:p>
          </table:table-cell>
          <table:table-cell table:number-columns-repeated="4"/>
        </table:table-row>
        <table:table-row table:style-name="ro1">
          <table:table-cell office:value-type="float" office:value="14532352">
            <text:p>14532352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motif similarity evidence@ECO:0000028</text:p>
          </table:table-cell>
          <table:table-cell office:value-type="string">
            <text:p>transmembrane domain prediction evidence@ECO:0000083</text:p>
          </table:table-cell>
          <table:table-cell table:number-columns-repeated="3"/>
        </table:table-row>
        <table:table-row table:style-name="ro1">
          <table:table-cell office:value-type="float" office:value="20061580">
            <text:p>20061580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50</text:p>
          </table:table-cell>
          <table:table-cell office:value-type="string">
            <text:p>motif similarity evidence@ECO:0000028</text:p>
          </table:table-cell>
          <table:table-cell office:value-type="string">
            <text:p>targeting sequence prediction evidence@ECO:0000081</text:p>
          </table:table-cell>
          <table:table-cell office:value-type="string">
            <text:p>transmembrane domain prediction evidence@ECO:0000083</text:p>
          </table:table-cell>
          <table:table-cell office:value-type="string">
            <text:p>Western blot evidence@ECO:0000112</text:p>
          </table:table-cell>
          <table:table-cell/>
        </table:table-row>
        <table:table-row table:style-name="ro1">
          <table:table-cell office:value-type="float" office:value="15028209">
            <text:p>15028209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motif similarity evidence@ECO:0000028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microarray RNA expression level evidence@ECO:0000104</text:p>
          </table:table-cell>
          <table:table-cell office:value-type="string">
            <text:p>sequence similarity evidence@ECO:0000044</text:p>
          </table:table-cell>
          <table:table-cell office:value-type="string">
            <text:p>sequence similarity evidence used in manual assertion@ECO:0000250</text:p>
          </table:table-cell>
          <table:table-cell office:value-type="string">
            <text:p>targeting sequence prediction evidence@ECO:0000081</text:p>
          </table:table-cell>
        </table:table-row>
        <table:table-row table:style-name="ro1">
          <table:table-cell office:value-type="float" office:value="12657046">
            <text:p>12657046</text:p>
          </table:table-cell>
          <table:table-cell office:value-type="string">
            <text:p>mutant phenotype evidence@ECO:0000015</text:p>
          </table:table-cell>
          <table:table-cell office:value-type="string">
            <text:p>nucleic acid hybridization evidence@ECO:0000026</text:p>
          </table:table-cell>
          <table:table-cell office:value-type="string">
            <text:p>genomic microarray evidence@ECO:0000062</text:p>
          </table:table-cell>
          <table:table-cell office:value-type="string">
            <text:p>computational combinatorial evidence@ECO:0000053</text:p>
          </table:table-cell>
          <table:table-cell table:number-columns-repeated="4"/>
        </table:table-row>
        <table:table-row table:style-name="ro1">
          <table:table-cell office:value-type="float" office:value="17704769">
            <text:p>17704769</text:p>
          </table:table-cell>
          <table:table-cell office:value-type="string">
            <text:p>mutant phenotype evidence used in manual assertion@ECO:0000315</text:p>
          </table:table-cell>
          <table:table-cell office:value-type="string">
            <text:p>RNAi experimental evidence@ECO:0000019</text:p>
          </table:table-cell>
          <table:table-cell table:number-columns-repeated="6"/>
        </table:table-row>
        <table:table-row table:style-name="ro1">
          <table:table-cell office:value-type="float" office:value="17432890">
            <text:p>17432890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targeting sequence prediction evidence@ECO:0000081</text:p>
          </table:table-cell>
          <table:table-cell office:value-type="string">
            <text:p>sequence similarity evidence@ECO:0000044</text:p>
          </table:table-cell>
          <table:table-cell table:number-columns-repeated="2"/>
        </table:table-row>
        <table:table-row table:style-name="ro1">
          <table:table-cell office:value-type="float" office:value="11231151">
            <text:p>11231151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7417969">
            <text:p>17417969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4576278">
            <text:p>14576278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motif similarity evidence@ECO:0000028</text:p>
          </table:table-cell>
          <table:table-cell office:value-type="string">
            <text:p>transmembrane domain prediction evidence@ECO:0000083</text:p>
          </table:table-cell>
          <table:table-cell office:value-type="string">
            <text:p>Western blot evidence@ECO:0000112</text:p>
          </table:table-cell>
          <table:table-cell/>
        </table:table-row>
        <table:table-row table:style-name="ro1">
          <table:table-cell office:value-type="float" office:value="16429126">
            <text:p>16429126</text:p>
          </table:table-cell>
          <table:table-cell office:value-type="string">
            <text:p>affinity chromatography evidence@ECO:0000079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protein separation followed by fragment identification evidence@ECO:0000160</text:p>
          </table:table-cell>
          <table:table-cell table:number-columns-repeated="5"/>
        </table:table-row>
        <table:table-row table:style-name="ro1">
          <table:table-cell office:value-type="float" office:value="21529718">
            <text:p>21529718</text:p>
          </table:table-cell>
          <table:table-cell office:value-type="string">
            <text:p>mutant phenotype evidence used in manual assertion@ECO:0000315</text:p>
          </table:table-cell>
          <table:table-cell office:value-type="string">
            <text:p>RNAi experimental evidence@ECO:0000019</text:p>
          </table:table-cell>
          <table:table-cell office:value-type="string">
            <text:p>computational combinatorial evidence@ECO:0000053</text:p>
          </table:table-cell>
          <table:table-cell table:number-columns-repeated="5"/>
        </table:table-row>
        <table:table-row table:style-name="ro1">
          <table:table-cell office:value-type="float" office:value="11256614">
            <text:p>11256614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motif similarity evidence@ECO:0000028</text:p>
          </table:table-cell>
          <table:table-cell office:value-type="string">
            <text:p>GFP fusion protein localization evidence@ECO:0000126</text:p>
          </table:table-cell>
          <table:table-cell office:value-type="string">
            <text:p>YFP fusion protein localization evidence@ECO:0000128</text:p>
          </table:table-cell>
          <table:table-cell table:number-columns-repeated="3"/>
        </table:table-row>
        <table:table-row table:style-name="ro1">
          <table:table-cell office:value-type="float" office:value="17644812">
            <text:p>17644812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sequence similarity evidence used in manual assertion@ECO:0000249</text:p>
          </table:table-cell>
          <table:table-cell office:value-type="string">
            <text:p>motif similarity evidence@ECO:0000028</text:p>
          </table:table-cell>
          <table:table-cell office:value-type="string">
            <text:p>targeting sequence prediction evidence@ECO:0000081</text:p>
          </table:table-cell>
          <table:table-cell office:value-type="string">
            <text:p>cell fractionation evidence@ECO:0000004</text:p>
          </table:table-cell>
          <table:table-cell table:number-columns-repeated="3"/>
        </table:table-row>
        <table:table-row table:style-name="ro1">
          <table:table-cell office:value-type="float" office:value="16618929">
            <text:p>16618929</text:p>
          </table:table-cell>
          <table:table-cell office:value-type="string">
            <text:p>sequence similarity evidence used in manual assertion@ECO:0000249</text:p>
          </table:table-cell>
          <table:table-cell office:value-type="string">
            <text:p>motif similarity evidence@ECO:0000028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table:number-columns-repeated="4"/>
        </table:table-row>
        <table:table-row table:style-name="ro1">
          <table:table-cell office:value-type="float" office:value="18433294">
            <text:p>18433294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RNAi experimental evidence@ECO:0000019</text:p>
          </table:table-cell>
          <table:table-cell office:value-type="string">
            <text:p>cell fractionation evidence@ECO:0000004</text:p>
          </table:table-cell>
          <table:table-cell office:value-type="string">
            <text:p>Western blot evidence@ECO:0000112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mutant mutant phenotype evidence used in manual assertion@ECO:0000315</text:p>
          </table:table-cell>
          <table:table-cell office:value-type="string">
            <text:p>computational combinatorial evidence@ECO:0000053</text:p>
          </table:table-cell>
          <table:table-cell/>
        </table:table-row>
        <table:table-row table:style-name="ro1">
          <table:table-cell office:value-type="float" office:value="17151019">
            <text:p>17151019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Western blot evidence@ECO:0000112</text:p>
          </table:table-cell>
          <table:table-cell office:value-type="string">
            <text:p>sequence similarity evidence used in automatic assertion@ECO:0000249</text:p>
          </table:table-cell>
          <table:table-cell table:number-columns-repeated="4"/>
        </table:table-row>
        <table:table-row table:style-name="ro1">
          <table:table-cell office:value-type="float" office:value="14671022">
            <text:p>14671022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targeting sequence prediction evidence@ECO:0000081</text:p>
          </table:table-cell>
          <table:table-cell office:value-type="string">
            <text:p>sequence similarity evidence@ECO:0000044</text:p>
          </table:table-cell>
          <table:table-cell office:value-type="string">
            <text:p>computational combinatorial evidence@ECO:0000053</text:p>
          </table:table-cell>
          <table:table-cell table:number-columns-repeated="2"/>
        </table:table-row>
        <table:table-row table:style-name="ro1">
          <table:table-cell office:value-type="float" office:value="12529643">
            <text:p>12529643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2445391">
            <text:p>12445391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office:value-type="string">
            <text:p>sequence similarity evidence used in manual assertion@ECO:0000250</text:p>
          </table:table-cell>
          <table:table-cell office:value-type="string">
            <text:p>computational combinatorial evidence@ECO:0000053</text:p>
          </table:table-cell>
          <table:table-cell table:number-columns-repeated="4"/>
        </table:table-row>
        <table:table-row table:style-name="ro1">
          <table:table-cell office:value-type="float" office:value="15539469">
            <text:p>15539469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motif similarity evidence@ECO:0000028</text:p>
          </table:table-cell>
          <table:table-cell table:number-columns-repeated="4"/>
        </table:table-row>
        <table:table-row table:style-name="ro1">
          <table:table-cell office:value-type="float" office:value="12865426">
            <text:p>12865426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cell fractionation evidence@ECO:0000004</text:p>
          </table:table-cell>
          <table:table-cell office:value-type="string">
            <text:p>sequence similarity evidence used in manual assertion@ECO:0000250</text:p>
          </table:table-cell>
          <table:table-cell office:value-type="string">
            <text:p>motif similarity evidence@ECO:0000028</text:p>
          </table:table-cell>
          <table:table-cell table:number-columns-repeated="4"/>
        </table:table-row>
        <table:table-row table:style-name="ro1">
          <table:table-cell office:value-type="float" office:value="16189514">
            <text:p>16189514</text:p>
          </table:table-cell>
          <table:table-cell office:value-type="string">
            <text:p>yeast 2-hybrid evidence@ECO-0000068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co-purification evidence@ECO:0000022</text:p>
          </table:table-cell>
          <table:table-cell table:number-columns-repeated="5"/>
        </table:table-row>
        <table:table-row table:style-name="ro1">
          <table:table-cell office:value-type="float" office:value="20422638">
            <text:p>20422638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sequence similarity evidence@ECO:0000044</text:p>
          </table:table-cell>
          <table:table-cell office:value-type="string">
            <text:p>motif similarity evidence@ECO:0000028</text:p>
          </table:table-cell>
          <table:table-cell table:number-columns-repeated="5"/>
        </table:table-row>
        <table:table-row table:style-name="ro1">
          <table:table-cell office:value-type="float" office:value="12938931">
            <text:p>12938931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Western blot evidence@ECO:0000112</text:p>
          </table:table-cell>
          <table:table-cell office:value-type="string">
            <text:p>cell fractionation evidence@ECO:0000004</text:p>
          </table:table-cell>
          <table:table-cell table:number-columns-repeated="4"/>
        </table:table-row>
        <table:table-row table:style-name="ro1">
          <table:table-cell office:value-type="float" office:value="16336044">
            <text:p>16336044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8633119">
            <text:p>18633119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Western blot evidence@ECO:0000112</text:p>
          </table:table-cell>
          <table:table-cell office:value-type="string">
            <text:p>cell fractionation evidence@ECO:0000004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3"/>
        </table:table-row>
        <table:table-row table:style-name="ro1">
          <table:table-cell office:value-type="float" office:value="11914276">
            <text:p>11914276</text:p>
          </table:table-cell>
          <table:table-cell office:value-type="string">
            <text:p>transposon integration@ECO:0000015</text:p>
          </table:table-cell>
          <table:table-cell office:value-type="string">
            <text:p>epitope-tagged protein immunolocalization evidence@ECO:0000092</text:p>
          </table:table-cell>
          <table:table-cell office:value-type="string">
            <text:p>immunofluorescence evidence@ECO:0000007</text:p>
          </table:table-cell>
          <table:table-cell office:value-type="string">
            <text:p>motif similarity evidence@ECO:0000028</text:p>
          </table:table-cell>
          <table:table-cell office:value-type="string">
            <text:p>transmembrane domain prediction evidence@ECO:0000083</text:p>
          </table:table-cell>
          <table:table-cell office:value-type="string">
            <text:p>computational combinatorial evidence@ECO:0000053</text:p>
          </table:table-cell>
          <table:table-cell table:number-columns-repeated="2"/>
        </table:table-row>
        <table:table-row table:style-name="ro1">
          <table:table-cell office:value-type="float" office:value="11099033">
            <text:p>11099033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protein BLAST evidence used in manual assertion@ECO:0000031</text:p>
          </table:table-cell>
          <table:table-cell office:value-type="string">
            <text:p>computational combinatorial evidence used in manual assertion@ECO:0000245</text:p>
          </table:table-cell>
          <table:table-cell table:number-columns-repeated="3"/>
        </table:table-row>
        <table:table-row table:style-name="ro1">
          <table:table-cell office:value-type="float" office:value="11099034">
            <text:p>11099034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office:value-type="string">
            <text:p>protein BLAST evidence used in manual assertion@ECO:0000031</text:p>
          </table:table-cell>
          <table:table-cell table:number-columns-repeated="5"/>
        </table:table-row>
        <table:table-row table:style-name="ro1">
          <table:table-cell office:value-type="float" office:value="11591653">
            <text:p>11591653</text:p>
          </table:table-cell>
          <table:table-cell office:value-type="string">
            <text:p>hybrid interaction evidence@ECO:0000025</text:p>
          </table:table-cell>
          <table:table-cell office:value-type="string">
            <text:p>Western blot evidence@ECO:0000112</text:p>
          </table:table-cell>
          <table:table-cell table:number-columns-repeated="6"/>
        </table:table-row>
        <table:table-row table:style-name="ro1">
          <table:table-cell office:value-type="float" office:value="16502469">
            <text:p>16502469</text:p>
          </table:table-cell>
          <table:table-cell office:value-type="string">
            <text:p>computational computational combinatorial evidence@ECO:0000053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Northern assay evidence@ECO:0000106</text:p>
          </table:table-cell>
          <table:table-cell office:value-type="string">
            <text:p>reverse transcription polymerase chain reaction transcription evidence@ECO:0000108</text:p>
          </table:table-cell>
          <table:table-cell table:number-columns-repeated="4"/>
        </table:table-row>
        <table:table-row table:style-name="ro1">
          <table:table-cell office:value-type="float" office:value="12529438">
            <text:p>12529438</text:p>
          </table:table-cell>
          <table:table-cell office:value-type="string">
            <text:p>microarray RNA expression level evidence@ECO:0000104</text:p>
          </table:table-cell>
          <table:table-cell office:value-type="string">
            <text:p>sequence orthology evidence used in manual assertion@ECO:0000266</text:p>
          </table:table-cell>
          <table:table-cell table:number-columns-repeated="6"/>
        </table:table-row>
        <table:table-row table:style-name="ro1">
          <table:table-cell office:value-type="float" office:value="17412918">
            <text:p>17412918</text:p>
          </table:table-cell>
          <table:table-cell office:value-type="string">
            <text:p>RNAi experimental evidence@ECO:0000019</text:p>
          </table:table-cell>
          <table:table-cell office:value-type="string">
            <text:p>mutant mutant phenotype evidence used in manual assertion@ECO:0000315</text:p>
          </table:table-cell>
          <table:table-cell table:number-columns-repeated="6"/>
        </table:table-row>
        <table:table-row table:style-name="ro1">
          <table:table-cell office:value-type="float" office:value="18981222">
            <text:p>18981222</text:p>
          </table:table-cell>
          <table:table-cell office:value-type="string">
            <text:p>protein BLAST evidence@ECO:0000208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in vitro assay evidence@ECO:0000181</text:p>
          </table:table-cell>
          <table:table-cell table:number-columns-repeated="4"/>
        </table:table-row>
        <table:table-row table:style-name="ro1">
          <table:table-cell office:value-type="float" office:value="16287169">
            <text:p>16287169</text:p>
          </table:table-cell>
          <table:table-cell office:value-type="string">
            <text:p>protein separation followed by fragment identification evidence@ECO:0000160</text:p>
          </table:table-cell>
          <table:table-cell office:value-type="string">
            <text:p>sequence similarity evidence used in automatic assertion@ECO:0000249</text:p>
          </table:table-cell>
          <table:table-cell office:value-type="string">
            <text:p>targeting sequence prediction evidence@ECO:0000081</text:p>
          </table:table-cell>
          <table:table-cell office:value-type="string">
            <text:p>motif similarity evidence@ECO:0000028</text:p>
          </table:table-cell>
          <table:table-cell office:value-type="string">
            <text:p>transmembrane domain prediction evidence@ECO:0000083</text:p>
          </table:table-cell>
          <table:table-cell office:value-type="string">
            <text:p>computational combinatorial evidence@ECO:0000053</text:p>
          </table:table-cell>
          <table:table-cell office:value-type="string">
            <text:p>sequence alignment evidence used in automatic assertion@ECO:00002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/3.5$Linux_X86_64 LibreOffice_project/350m1$Build-3</meta:generator>
  </office:meta>
</office:document-meta>
</file>